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pendSelector.toString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DependSelector.DependSelec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DependSelector.selectionTest( File srcfile , File destfi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